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024cm"/>
    </style:style>
    <style:style style:name="co4" style:family="table-column">
      <style:table-column-properties fo:break-before="auto" style:column-width="7.8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16.342cm"/>
    </style:style>
    <style:style style:name="co8" style:family="table-column">
      <style:table-column-properties fo:break-before="auto" style:column-width="8.869cm"/>
    </style:style>
    <style:style style:name="co9" style:family="table-column">
      <style:table-column-properties fo:break-before="auto" style:column-width="12.642cm"/>
    </style:style>
    <style:style style:name="co10" style:family="table-column">
      <style:table-column-properties fo:break-before="auto" style:column-width="5.537cm"/>
    </style:style>
    <style:style style:name="ro1" style:family="table-row">
      <style:table-row-properties style:row-height="1.842cm" fo:break-before="auto" style:use-optimal-row-height="true"/>
    </style:style>
    <style:style style:name="ro2" style:family="table-row">
      <style:table-row-properties style:row-height="3.632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4.08cm" fo:break-before="auto" style:use-optimal-row-height="true"/>
    </style:style>
    <style:style style:name="ro7" style:family="table-row">
      <style:table-row-properties style:row-height="4.528cm" fo:break-before="auto" style:use-optimal-row-height="true"/>
    </style:style>
    <style:style style:name="ro8" style:family="table-row">
      <style:table-row-properties style:row-height="4.974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PageStyle_5f_Login_20_suite_20_case">
      <style:table-properties table:display="true" style:writing-mode="lr-tb"/>
    </style:style>
    <style:style style:name="ta2" style:family="table" style:master-page-name="PageStyle_5f_Register_20_suite_20_case">
      <style:table-properties table:display="true" style:writing-mode="lr-tb"/>
    </style:style>
    <style:style style:name="ta3" style:family="table" style:master-page-name="PageStyle_5f_Checkout_20_suite_20_case">
      <style:table-properties table:display="true" style:writing-mode="lr-tb"/>
    </style:style>
    <style:style style:name="ta4" style:family="table" style:master-page-name="PageStyle_5f_Home_20_suite_20_case">
      <style:table-properties table:display="true" style:writing-mode="lr-tb"/>
    </style:style>
    <style:style style:name="ce1" style:family="table-cell" style:parent-style-name="Default" style:data-style-name="N108">
      <style:table-cell-properties fo:background-color="#46bd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46bd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e1e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d4d4d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e1e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8">
      <style:table-cell-properties fo:background-color="#46bd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46bd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6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font-size-asian="11pt" style:font-size-complex="11pt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  <style:style style:name="T1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in suite c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4" office:value-type="string" calcext:value-type="string">
            <text:p>DESCRIPCION</text:p>
          </table:table-cell>
          <table:table-cell table:style-name="ce14" office:value-type="string" calcext:value-type="string">
            <text:p>PASOS PREVIOS</text:p>
          </table:table-cell>
          <table:table-cell table:style-name="ce14" office:value-type="string" calcext:value-type="string">
            <text:p>STEPS</text:p>
          </table:table-cell>
          <table:table-cell table:style-name="ce14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37"/>
        </table:table-row>
        <table:table-row table:style-name="ro2">
          <table:table-cell table:style-name="ce2" office:value-type="float" office:value="1" calcext:value-type="float">
            <text:p>OC-1</text:p>
          </table:table-cell>
          <table:table-cell table:style-name="ce5" office:value-type="string" calcext:value-type="string">
            <text:p>Verify users can login</text:p>
          </table:table-cell>
          <table:table-cell table:style-name="ce5" office:value-type="string" calcext:value-type="string">
            <text:p><text:span text:style-name="T1">there are some users already created</text:span><text:span text:style-name="T2"> and the user is on the login page "https://opencart.abstracta.us/index.php?route=account/login"</text:span></text:p>
          </table:table-cell>
          <table:table-cell table:style-name="ce5" office:value-type="string" calcext:value-type="string">
            <text:p>1. the user enters the email and password</text:p>
            <text:p>2. the user clicks the login button</text:p>
          </table:table-cell>
          <table:table-cell table:style-name="ce5" office:value-type="string" calcext:value-type="string">
            <text:p>1. the mail and password appear in the fields</text:p>
            <text:p>2.the user is logged in successfully and appears in "https://opencart.abstracta.us/index.php?route=account/account"</text:p>
          </table:table-cell>
          <table:table-cell table:style-name="ce6" table:number-columns-repeated="22"/>
          <table:table-cell table:number-columns-repeated="37"/>
        </table:table-row>
        <table:table-row table:style-name="ro3">
          <table:table-cell table:style-name="ce2" office:value-type="float" office:value="2" calcext:value-type="float">
            <text:p>OC-2</text:p>
          </table:table-cell>
          <table:table-cell table:style-name="ce5" office:value-type="string" calcext:value-type="string">
            <text:p>Verify a non created user cannot login</text:p>
          </table:table-cell>
          <table:table-cell table:style-name="ce5" office:value-type="string" calcext:value-type="string">
            <text:p><text:span text:style-name="T1">there are some users already created</text:span><text:span text:style-name="T2"> and the user is on the login page "https://opencart.abstracta.us/index.php?route=account/login"</text:span></text:p>
          </table:table-cell>
          <table:table-cell table:style-name="ce5" office:value-type="string" calcext:value-type="string">
            <text:p><text:span text:style-name="T3">1. the user enters the invalid email "badmail.com" and password</text:span></text:p>
            <text:p><text:span text:style-name="T3">2. the user clicks the login button</text:span></text:p>
          </table:table-cell>
          <table:table-cell table:style-name="ce5" office:value-type="string" calcext:value-type="string">
            <text:p>1. the mail and password appear in the fields</text:p>
            <text:p>2. The error "Warning: No match for E-Mail Address and/or Password." appears</text:p>
          </table:table-cell>
          <table:table-cell table:style-name="ce6" table:number-columns-repeated="22"/>
          <table:table-cell table:number-columns-repeated="37"/>
        </table:table-row>
        <table:table-row table:style-name="ro4" table:number-rows-repeated="985">
          <table:table-cell table:style-name="ce3"/>
          <table:table-cell table:style-name="ce6" table:number-columns-repeated="26"/>
          <table:table-cell table:number-columns-repeated="37"/>
        </table:table-row>
        <table:table-row table:style-name="ro4" table:number-rows-repeated="13">
          <table:table-cell table:number-columns-repeated="5"/>
          <table:table-cell table:style-name="ce6" table:number-columns-repeated="22"/>
          <table:table-cell table:number-columns-repeated="37"/>
        </table:table-row>
        <table:table-row table:style-name="ro5" table:number-rows-repeated="1047574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_FilterDatabase" table:base-cell-address="$'Login suite case'.$A$1" table:cell-range-address="$'Login suite case'.$A$1:.$E$14"/>
        </table:named-expressions>
      </table:table>
      <table:table table:name="Register suite case" table:style-name="ta2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4" office:value-type="string" calcext:value-type="string">
            <text:p>DESCRIPCION</text:p>
          </table:table-cell>
          <table:table-cell table:style-name="ce14" office:value-type="string" calcext:value-type="string">
            <text:p>PASOS PREVIOS</text:p>
          </table:table-cell>
          <table:table-cell table:style-name="ce14" office:value-type="string" calcext:value-type="string">
            <text:p>STEPS</text:p>
          </table:table-cell>
          <table:table-cell table:style-name="ce14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3" calcext:value-type="float">
            <text:p>OC-3</text:p>
          </table:table-cell>
          <table:table-cell table:style-name="ce5" office:value-type="string" calcext:value-type="string">
            <text:p>Verify valid user can register in the page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1. the user enters the name </text:p>
            <text:p>2. user enters the last name</text:p>
            <text:p>3. the user enters the email</text:p>
            <text:p>4. the user enters the phone number</text:p>
            <text:p>5. the user enters the password</text:p>
            <text:p>6. the user enter the confirm password</text:p>
            <text:p>7. the user accepts privacy policy</text:p>
            <text:p>8. the user clicks the continue button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account is created and the user is logged in and appears in "http://opencart.abstracta.us/index.php?route=account/success"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4" calcext:value-type="float">
            <text:p>OC-4</text:p>
          </table:table-cell>
          <table:table-cell table:style-name="ce5" office:value-type="string" calcext:value-type="string">
            <text:p>Creating an account with invalid length first name is not creat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and </text:span><text:span text:style-name="T5">empty name</text:span></text:p>
            <text:p><text:span text:style-name="T3">2. user enters the last name</text:span></text:p>
            <text:p><text:span text:style-name="T3">3. the user enters the email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<text:span text:style-name="T4">1. the </text:span><text:span text:style-name="T5">name field is left empty</text:span></text:p>
            <text:p><text:span text:style-name="T3">2. the last name appears in the last name field</text:span></text:p>
            <text:p><text:span text:style-name="T3">3. the last mail appears in the mail field</text:span></text:p>
            <text:p><text:span text:style-name="T3">4. the phone number appears in the telephone field</text:span></text:p>
            <text:p><text:span text:style-name="T3">5. the password appears in the password field</text:span></text:p>
            <text:p><text:span text:style-name="T3">6. the confirm password appears in the confirm password field</text:span></text:p>
            <text:p><text:span text:style-name="T3">7. the privacy policy checkbox is selected</text:span></text:p>
            <text:p><text:span text:style-name="T3">8. the "First Name" error message appears "First Name must be between 1 and 32 characters!"</text:span>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4" calcext:value-type="float">
            <text:p>OC-4</text:p>
          </table:table-cell>
          <table:table-cell table:style-name="ce5" office:value-type="string" calcext:value-type="string">
            <text:p>Creating an account with invalid length first name is not creat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4">1. the user enters a </text:span><text:span text:style-name="T5">33 or more characters name</text:span></text:p>
            <text:p><text:span text:style-name="T3">2. user enters the last name</text:span></text:p>
            <text:p><text:span text:style-name="T3">3. the user enters the email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First Name" error message appears "First Name must be between 1 and 32 characters!"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5" calcext:value-type="float">
            <text:p>OC-5</text:p>
          </table:table-cell>
          <table:table-cell table:style-name="ce5" office:value-type="string" calcext:value-type="string">
            <text:p/>
            <text:p>Create account with invalid lenght last name is not creat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4">2. user enters </text:span><text:span text:style-name="T5">an empty last name</text:span></text:p>
            <text:p><text:span text:style-name="T3">3. the user enters the email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<text:span text:style-name="T3">1. the name appears in the name field</text:span></text:p>
            <text:p><text:span text:style-name="T4">2. the last </text:span><text:span text:style-name="T5">name field is empty</text:span></text:p>
            <text:p><text:span text:style-name="T3">3. the last mail appears in the mail field</text:span></text:p>
            <text:p><text:span text:style-name="T3">4. the phone number appears in the telephone field</text:span></text:p>
            <text:p><text:span text:style-name="T3">5. the password appears in the password field</text:span></text:p>
            <text:p><text:span text:style-name="T3">6. the confirm password appears in the confirm password field</text:span></text:p>
            <text:p><text:span text:style-name="T3">7. the privacy policy checkbox is selected</text:span></text:p>
            <text:p><text:span text:style-name="T3">8. the "Last Name" error message appears "Last Name must be between 1 and 32 characters!"</text:span>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5" calcext:value-type="float">
            <text:p>OC-5</text:p>
          </table:table-cell>
          <table:table-cell table:style-name="ce5" office:value-type="string" calcext:value-type="string">
            <text:p/>
            <text:p>Creating an account with invalid lenght last name is not allow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4">2. user enters </text:span><text:span text:style-name="T5">a 33 or more characters name</text:span></text:p>
            <text:p><text:span text:style-name="T3">3. the user enters the email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Last Name" error message appears "Last Name must be between 1 and 32 characters!"</text:p>
          </table:table-cell>
          <table:table-cell table:style-name="ce6" table:number-columns-repeated="22"/>
          <table:table-cell table:number-columns-repeated="37"/>
        </table:table-row>
        <table:table-row table:style-name="ro2">
          <table:table-cell table:style-name="ce2" office:value-type="float" office:value="6" calcext:value-type="float">
            <text:p>OC-6</text:p>
          </table:table-cell>
          <table:table-cell table:style-name="ce5" office:value-type="string" calcext:value-type="string">
            <text:p>Creating an account with invalid email is not allow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4">3. the user enters an </text:span><text:span text:style-name="T5">empy email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<text:span text:style-name="T3">1. the name appears in the name field</text:span></text:p>
            <text:p><text:span text:style-name="T3">2. the last name appears in the last name field</text:span></text:p>
            <text:p><text:span text:style-name="T4">3. the </text:span><text:span text:style-name="T5">mail field appears empty</text:span></text:p>
            <text:p><text:span text:style-name="T3">4. the phone number appears in the telephone field</text:span></text:p>
            <text:p><text:span text:style-name="T3">5. the password appears in the password field</text:span></text:p>
            <text:p><text:span text:style-name="T3">6. the confirm password appears in the confirm password field</text:span></text:p>
            <text:p><text:span text:style-name="T3">7. the privacy policy checkbox is selected</text:span></text:p>
            <text:p><text:span text:style-name="T3">8. the "Last Name" error message appears "E-Mail Address does not appear to be valid!"</text:span>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6" calcext:value-type="float">
            <text:p>OC-6</text:p>
          </table:table-cell>
          <table:table-cell table:style-name="ce5" office:value-type="string" calcext:value-type="string">
            <text:p>Creating an account with invalid email is not allowed</text:p>
          </table:table-cell>
          <table:table-cell table:style-name="ce5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6">3. the user enters a </text:span><text:span text:style-name="T7">non valid email</text:span><text:span text:style-name="T8"> "mariomail.com"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mail field appears empty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Last Name" error message appears "E-Mail Address does not appear to be valid!"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7" calcext:value-type="float">
            <text:p>OC-7</text:p>
          </table:table-cell>
          <table:table-cell table:style-name="ce5" office:value-type="string" calcext:value-type="string">
            <text:p>Creating an account with already used email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6">3. the user enters the </text:span><text:span text:style-name="T7">used email "mario@mail.com</text:span><text:span text:style-name="T8">"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alert message telling that there's already an account with thay email shows up</text:p>
          </table:table-cell>
          <table:table-cell table:style-name="ce6" table:number-columns-repeated="22"/>
          <table:table-cell table:number-columns-repeated="37"/>
        </table:table-row>
        <table:table-row table:style-name="ro7">
          <table:table-cell table:style-name="ce2" office:value-type="float" office:value="8" calcext:value-type="float">
            <text:p>OC-8</text:p>
          </table:table-cell>
          <table:table-cell table:style-name="ce5" office:value-type="string" calcext:value-type="string">
            <text:p>Creating an account with invalid length password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3">3. the user enters the email</text:span></text:p>
            <text:p><text:span text:style-name="T3">4. the user enters the phone number</text:span></text:p>
            <text:p><text:span text:style-name="T4">5. the user enters a </text:span><text:span text:style-name="T5">3 or less character password</text:span></text:p>
            <text:p><text:span text:style-name="T4">6. the user enter a </text:span><text:span text:style-name="T5">3 or less character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Password" error message appears "Password must be between 4 and 20 characters!"</text:p>
          </table:table-cell>
          <table:table-cell table:style-name="ce6" table:number-columns-repeated="22"/>
          <table:table-cell table:number-columns-repeated="37"/>
        </table:table-row>
        <table:table-row table:style-name="ro7">
          <table:table-cell table:style-name="ce2" office:value-type="float" office:value="8" calcext:value-type="float">
            <text:p>OC-8</text:p>
          </table:table-cell>
          <table:table-cell table:style-name="ce5" office:value-type="string" calcext:value-type="string">
            <text:p>Creating an account with invalid length password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3">3. the user enters the email</text:span></text:p>
            <text:p><text:span text:style-name="T3">4. the user enters the phone number</text:span></text:p>
            <text:p><text:span text:style-name="T4">5. the user enters a </text:span><text:span text:style-name="T5">21 or more character password</text:span></text:p>
            <text:p><text:span text:style-name="T4">6. the user enter a </text:span><text:span text:style-name="T5">21 or more character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Password" error message appears "Password must be between 4 and 20 characters!"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9" calcext:value-type="float">
            <text:p>OC-9</text:p>
          </table:table-cell>
          <table:table-cell table:style-name="ce5" office:value-type="string" calcext:value-type="string">
            <text:p>Creating an account with different passwords is not allowed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3">3. the user enters the email</text:span></text:p>
            <text:p><text:span text:style-name="T3">4. the user enters the phone number</text:span></text:p>
            <text:p><text:span text:style-name="T3">5. the user enters the password</text:span></text:p>
            <text:p><text:span text:style-name="T6">6. the user enter </text:span><text:span text:style-name="T7">a different </text:span><text:span text:style-name="T8">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<text:span text:style-name="T3">1. the name appears in the name field</text:span></text:p>
            <text:p><text:span text:style-name="T3">2. the last name appears in the last name field</text:span></text:p>
            <text:p><text:span text:style-name="T3">3. the last mail appears in the mail field</text:span></text:p>
            <text:p><text:span text:style-name="T3">4. the phone number appears in the telephone field</text:span></text:p>
            <text:p><text:span text:style-name="T3">5. the password appears in the password field</text:span></text:p>
            <text:p><text:span text:style-name="T6">6. the </text:span><text:span text:style-name="T7">different </text:span><text:span text:style-name="T8">confirm password appears in the confirm password field</text:span></text:p>
            <text:p><text:span text:style-name="T3">7. the privacy policy checkbox is selected</text:span></text:p>
            <text:p><text:span text:style-name="T3">8. the "Password" error message appears "Password confirmation does not match password!"</text:span>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10" calcext:value-type="float">
            <text:p>OC-10</text:p>
          </table:table-cell>
          <table:table-cell table:style-name="ce5" office:value-type="string" calcext:value-type="string">
            <text:p>Creating an account with invalid length telephone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3">3. the user enters the email</text:span></text:p>
            <text:p><text:span text:style-name="T6">4. the user enters </text:span><text:span text:style-name="T7">a 3 or less number</text:span><text:span text:style-name="T8">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Telephone " error message shows "Telephone must be between 3 and 32 characters!"</text:p>
          </table:table-cell>
          <table:table-cell table:style-name="ce6" table:number-columns-repeated="22"/>
          <table:table-cell table:number-columns-repeated="37"/>
        </table:table-row>
        <table:table-row table:style-name="ro6">
          <table:table-cell table:style-name="ce2" office:value-type="float" office:value="10" calcext:value-type="float">
            <text:p>OC-10</text:p>
          </table:table-cell>
          <table:table-cell table:style-name="ce5" office:value-type="string" calcext:value-type="string">
            <text:p>Creating an account with invalid length telephone</text:p>
          </table:table-cell>
          <table:table-cell table:style-name="ce7" office:value-type="string" calcext:value-type="string">
            <text:p>the user is on the register page "https://opencart.abstracta.us/index.php?route=account/register"</text:p>
          </table:table-cell>
          <table:table-cell table:style-name="ce5" office:value-type="string" calcext:value-type="string">
            <text:p><text:span text:style-name="T3">1. the user enters the name </text:span></text:p>
            <text:p><text:span text:style-name="T3">2. user enters the last name</text:span></text:p>
            <text:p><text:span text:style-name="T3">3. the user enters the email</text:span></text:p>
            <text:p><text:span text:style-name="T6">4. the user enters </text:span><text:span text:style-name="T7">a 33 or more number </text:span><text:span text:style-name="T8"> phone number</text:span></text:p>
            <text:p><text:span text:style-name="T3">5. the user enters the password</text:span></text:p>
            <text:p><text:span text:style-name="T3">6. the user enter the confirm password</text:span></text:p>
            <text:p><text:span text:style-name="T3">7. the user accepts privacy policy</text:span></text:p>
            <text:p><text:span text:style-name="T3">8. the user clicks the continue button</text:span></text:p>
          </table:table-cell>
          <table:table-cell table:style-name="ce5" office:value-type="string" calcext:value-type="string">
            <text:p>1. the name appears in the name field</text:p>
            <text:p>2. the last name appears in the last name field</text:p>
            <text:p>3. the last mail appears in the mail field</text:p>
            <text:p>4. the phone number appears in the telephone field</text:p>
            <text:p>5. the password appears in the password field</text:p>
            <text:p>6. the confirm password appears in the confirm password field</text:p>
            <text:p>7. the privacy policy checkbox is selected</text:p>
            <text:p>8. the "Telephone " error message shows "Telephone must be between 3 and 32 characters!"</text:p>
          </table:table-cell>
          <table:table-cell table:style-name="ce6" table:number-columns-repeated="22"/>
          <table:table-cell table:number-columns-repeated="37"/>
        </table:table-row>
        <table:table-row table:style-name="ro4" table:number-rows-repeated="985">
          <table:table-cell table:style-name="ce3"/>
          <table:table-cell table:style-name="ce6" table:number-columns-repeated="26"/>
          <table:table-cell table:number-columns-repeated="37"/>
        </table:table-row>
        <table:table-row table:style-name="ro5" table:number-rows-repeated="1047576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_FilterDatabase" table:base-cell-address="$'Login suite case'.$A$1" table:cell-range-address="$'Register suite case'.$A$1:.$E$12"/>
        </table:named-expressions>
      </table:table>
      <table:table table:name="Checkout suite case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4" office:value-type="string" calcext:value-type="string">
            <text:p>DESCRIPCION</text:p>
          </table:table-cell>
          <table:table-cell table:style-name="ce14" office:value-type="string" calcext:value-type="string">
            <text:p>PASOS PREVIOS</text:p>
          </table:table-cell>
          <table:table-cell table:style-name="ce14" office:value-type="string" calcext:value-type="string">
            <text:p>STEPS</text:p>
          </table:table-cell>
          <table:table-cell table:style-name="ce14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37"/>
        </table:table-row>
        <table:table-row table:style-name="ro8">
          <table:table-cell table:style-name="ce2" office:value-type="float" office:value="12" calcext:value-type="float">
            <text:p>OC-12</text:p>
          </table:table-cell>
          <table:table-cell table:style-name="ce5" office:value-type="string" calcext:value-type="string">
            <text:p>The logged user orders one item with existing address</text:p>
          </table:table-cell>
          <table:table-cell table:style-name="ce5" office:value-type="string" calcext:value-type="string">
            <text:p>the user is on the login page "https://opencart.abstracta.us/index.php?route=account/login"</text:p>
          </table:table-cell>
          <table:table-cell table:style-name="ce5" office:value-type="string" calcext:value-type="string">
            <text:p>1. the user enters the mail "mario@mail.com" and password "1311"</text:p>
            <text:p>2. the user clicks the login button</text:p>
            <text:p>3. the user clicks go home button</text:p>
            <text:p>4. the user adds one item to the chart</text:p>
            <text:p>5. the user clicks go checkout</text:p>
            <text:p>6. the user uses already existing address for billing</text:p>
            <text:p>7. the user clicks continue</text:p>
            <text:p>8. the user uses already existing address for delivery</text:p>
          </table:table-cell>
          <table:table-cell table:style-name="ce5" office:value-type="string" calcext:value-type="string">
            <text:p>1. the mail and password appear in the fields</text:p>
            <text:p>2. the user is logged into the page</text:p>
            <text:p>3. the user appears in "http://opencart.abstracta.us/index.php?route=common/home"</text:p>
            <text:p>4. the cart now contains 1 item</text:p>
            <text:p>5. the user appears in "https://opencart.abstracta.us/index.php?route=checkout/checkout"</text:p>
            <text:p>6. the address field is already filled and contais an address</text:p>
            <text:p>7. the delivery details open up</text:p>
            <text:p>8. the delivery field is already filled and contais an address</text:p>
          </table:table-cell>
          <table:table-cell table:style-name="ce6" table:number-columns-repeated="22"/>
          <table:table-cell table:number-columns-repeated="37"/>
        </table:table-row>
        <table:table-row table:style-name="ro4" table:number-rows-repeated="4">
          <table:table-cell table:style-name="ce3"/>
          <table:table-cell table:style-name="ce6" table:number-columns-repeated="26"/>
          <table:table-cell table:number-columns-repeated="37"/>
        </table:table-row>
        <table:table-row table:style-name="ro4">
          <table:table-cell table:style-name="ce3"/>
          <table:table-cell table:style-name="ce9"/>
          <table:table-cell table:style-name="ce6" table:number-columns-repeated="25"/>
          <table:table-cell table:number-columns-repeated="37"/>
        </table:table-row>
        <table:table-row table:style-name="ro4" table:number-rows-repeated="4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37"/>
        </table:table-row>
        <table:table-row table:style-name="ro4">
          <table:table-cell table:style-name="ce8"/>
          <table:table-cell table:style-name="ce9"/>
          <table:table-cell table:style-name="ce11" table:number-columns-repeated="3"/>
          <table:table-cell table:style-name="ce6" table:number-columns-repeated="22"/>
          <table:table-cell table:number-columns-repeated="37"/>
        </table:table-row>
        <table:table-row table:style-name="ro4" table:number-rows-repeated="2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37"/>
        </table:table-row>
        <table:table-row table:style-name="ro4" table:number-rows-repeated="985">
          <table:table-cell table:style-name="ce3"/>
          <table:table-cell table:style-name="ce6" table:number-columns-repeated="26"/>
          <table:table-cell table:number-columns-repeated="37"/>
        </table:table-row>
        <table:table-row table:style-name="ro5" table:number-rows-repeated="1047576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_FilterDatabase" table:base-cell-address="$'Login suite case'.$A$1" table:cell-range-address="$'Checkout suite case'.$A$1:.$E$12"/>
        </table:named-expressions>
      </table:table>
      <table:table table:name="Home suite case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59" table:default-cell-style-name="Default"/>
        <table:table-row table:style-name="ro9">
          <table:table-cell table:style-name="ce12" office:value-type="string" calcext:value-type="string">
            <text:p>CASO DE PRUEBA</text:p>
          </table:table-cell>
          <table:table-cell table:style-name="ce15" office:value-type="string" calcext:value-type="string">
            <text:p>DESCRIPCION</text:p>
          </table:table-cell>
          <table:table-cell table:style-name="ce15" office:value-type="string" calcext:value-type="string">
            <text:p>PASOS PREVIOS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RESULTADOS ESPERADOS</text:p>
          </table:table-cell>
          <table:table-cell table:style-name="ce6" table:number-columns-repeated="22"/>
          <table:table-cell table:number-columns-repeated="37"/>
        </table:table-row>
        <table:table-row table:style-name="ro10">
          <table:table-cell table:style-name="ce2" office:value-type="float" office:value="13" calcext:value-type="float">
            <text:p>OC-13</text:p>
          </table:table-cell>
          <table:table-cell table:style-name="ce5" office:value-type="string" calcext:value-type="string">
            <text:p>The user empties the shopping cart</text:p>
          </table:table-cell>
          <table:table-cell table:style-name="ce5" office:value-type="string" calcext:value-type="string">
            <text:p>The user is logged in and in the home page "https://opencart.abstracta.us/index.php?route=account/login"</text:p>
          </table:table-cell>
          <table:table-cell table:style-name="ce5" office:value-type="string" calcext:value-type="string">
            <text:p>1. the user clicks the chart summary button</text:p>
            <text:p>2. the user clicks each of the remove items button</text:p>
          </table:table-cell>
          <table:table-cell table:style-name="ce5" office:value-type="string" calcext:value-type="string">
            <text:p>1. The dropdown menu opens showing the cart elements</text:p>
            <text:p>2. All items in the chart are cleared</text:p>
          </table:table-cell>
          <table:table-cell table:style-name="ce6" table:number-columns-repeated="22"/>
          <table:table-cell table:number-columns-repeated="37"/>
        </table:table-row>
        <table:table-row table:style-name="ro10">
          <table:table-cell table:style-name="ce2" office:value-type="float" office:value="14" calcext:value-type="float">
            <text:p>OC-14</text:p>
          </table:table-cell>
          <table:table-cell table:style-name="ce5" office:value-type="string" calcext:value-type="string">
            <text:p>The user adds items to the shopping cart</text:p>
          </table:table-cell>
          <table:table-cell table:style-name="ce5" office:value-type="string" calcext:value-type="string">
            <text:p>The user is logged in and in the home page "https://opencart.abstracta.us/index.php?route=account/login"</text:p>
          </table:table-cell>
          <table:table-cell table:style-name="ce25" office:value-type="string" calcext:value-type="string">
            <text:p><text:span text:style-name="T9">1. </text:span><text:span text:style-name="T10">the user adds one item to the cart</text:span></text:p>
            <text:p/>
          </table:table-cell>
          <table:table-cell table:style-name="ce5" office:value-type="string" calcext:value-type="string">
            <text:p><text:span text:style-name="T11">1. The cart has 1 item in it</text:span></text:p>
          </table:table-cell>
          <table:table-cell table:style-name="ce6" table:number-columns-repeated="22"/>
          <table:table-cell table:number-columns-repeated="37"/>
        </table:table-row>
        <table:table-row table:style-name="ro4" table:number-rows-repeated="3">
          <table:table-cell table:style-name="ce3"/>
          <table:table-cell table:style-name="ce6" table:number-columns-repeated="26"/>
          <table:table-cell table:number-columns-repeated="37"/>
        </table:table-row>
        <table:table-row table:style-name="ro4">
          <table:table-cell table:style-name="ce3"/>
          <table:table-cell table:style-name="ce9"/>
          <table:table-cell table:style-name="ce6" table:number-columns-repeated="25"/>
          <table:table-cell table:number-columns-repeated="37"/>
        </table:table-row>
        <table:table-row table:style-name="ro4" table:number-rows-repeated="4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37"/>
        </table:table-row>
        <table:table-row table:style-name="ro4">
          <table:table-cell table:style-name="ce8"/>
          <table:table-cell table:style-name="ce9"/>
          <table:table-cell table:style-name="ce11" table:number-columns-repeated="3"/>
          <table:table-cell table:style-name="ce6" table:number-columns-repeated="22"/>
          <table:table-cell table:number-columns-repeated="37"/>
        </table:table-row>
        <table:table-row table:style-name="ro4" table:number-rows-repeated="2">
          <table:table-cell table:style-name="ce3"/>
          <table:table-cell table:style-name="ce6"/>
          <table:table-cell table:style-name="ce10"/>
          <table:table-cell table:style-name="ce6" table:number-columns-repeated="24"/>
          <table:table-cell table:number-columns-repeated="37"/>
        </table:table-row>
        <table:table-row table:style-name="ro4" table:number-rows-repeated="985">
          <table:table-cell table:style-name="ce3"/>
          <table:table-cell table:style-name="ce6" table:number-columns-repeated="26"/>
          <table:table-cell table:number-columns-repeated="37"/>
        </table:table-row>
        <table:table-row table:style-name="ro5" table:number-rows-repeated="104757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0" table:target-range-address="'Login suite case'.A1:'Login suite case'.E14" table:display-filter-buttons="true" table:orientation="column"/>
        <table:database-range table:name="__Anonymous_Sheet_DB__1" table:target-range-address="'Register suite case'.A1:'Register suite case'.E12" table:display-filter-buttons="true" table:orientation="column"/>
        <table:database-range table:name="__Anonymous_Sheet_DB__2" table:target-range-address="'Checkout suite case'.A1:'Checkout suite case'.E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text>OC-</number:text>
      <number:number number:decimal-places="0" loext:min-decimal-places="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8:44:39.856039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in_20_suite_20_case" style:display-name="PageStyle_Login suite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suite_20_case" style:display-name="PageStyle_Register suite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out_20_suite_20_case" style:display-name="PageStyle_Checkout suite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_20_suite_20_case" style:display-name="PageStyle_Home suite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9T19:17:07.680262013</dc:date>
    <meta:editing-duration>PT19M21S</meta:editing-duration>
    <meta:editing-cycles>2</meta:editing-cycles>
    <meta:document-statistic meta:table-count="4" meta:cell-count="110" meta:object-count="0"/>
  </office:meta>
</office:document-meta>
</file>